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/>
    </style:style>
    <style:style style:name="P2" style:parent-style-name="Textbody" style:family="paragraph">
      <style:paragraph-properties fo:margin-bottom="0in"/>
    </style:style>
    <style:style style:name="P3" style:parent-style-name="Textbody" style:family="paragraph">
      <style:paragraph-properties fo:margin-bottom="0in"/>
    </style:style>
    <style:style style:name="P4" style:parent-style-name="Textbody" style:family="paragraph">
      <style:paragraph-properties fo:margin-bottom="0in"/>
    </style:style>
    <style:style style:name="P5" style:parent-style-name="Textbody" style:family="paragraph">
      <style:paragraph-properties fo:margin-bottom="0in"/>
    </style:style>
    <style:style style:name="P6" style:parent-style-name="Textbody" style:family="paragraph"/>
    <style:style style:name="P7" style:parent-style-name="Standard" style:family="paragraph">
      <style:paragraph-properties fo:text-align="start"/>
    </style:style>
    <style:style style:name="P8" style:parent-style-name="Textbody" style:family="paragraph"/>
    <style:style style:name="P9" style:parent-style-name="Textbody" style:family="paragraph"/>
    <style:style style:name="P10" style:parent-style-name="Textbody" style:family="paragraph">
      <style:paragraph-properties fo:text-align="start"/>
    </style:style>
    <style:style style:name="P11" style:parent-style-name="Textbody" style:family="paragraph">
      <style:paragraph-properties fo:text-align="start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</office:automatic-styles>
  <office:body>
    <office:text text:use-soft-page-breaks="true">
      <text:h text:style-name="P1" text:outline-level="1">Evaluating a Hypothesis</text:h>
      <text:p text:style-name="Textbody">Once we have done some trouble shooting for errors in our predictions by:</text:p>
      <text:list text:style-name="LFO1" text:continue-numbering="true">
        <text:list-item>
          <text:p text:style-name="P2">Getting more training examples</text:p>
        </text:list-item>
        <text:list-item>
          <text:p text:style-name="P3">Trying smaller sets of features</text:p>
        </text:list-item>
        <text:list-item>
          <text:p text:style-name="P4">Trying additional features</text:p>
        </text:list-item>
        <text:list-item>
          <text:p text:style-name="P5">Trying polynomial features</text:p>
        </text:list-item>
        <text:list-item>
          <text:p text:style-name="P6">Increasing or<text:s/>decreasing λ</text:p>
        </text:list-item>
      </text:list>
      <text:p text:style-name="Textbody">We can move on to evaluate our new hypothesis.</text:p>
      <text:p text:style-name="Textbody">A hypothesis may have a low error for the training examples but still be inaccurate (because of overfitting). Thus, to evaluate a hypothesis, given a dataset of training examples, we can split up<text:s/>the data into two sets: a<text:s/><text:span text:style-name="StrongEmphasis">training set</text:span><text:s/>and a<text:s/><text:span text:style-name="StrongEmphasis">test set</text:span>. Typically, the training set consists of 70 % of your data and the test set is the remaining 30 %.</text:p>
      <text:p text:style-name="Textbody">The new procedure using these two sets is then:</text:p>
      <text:p text:style-name="P7"><draw:frame draw:style-name="a0" text:anchor-type="as-char" svg:x="0in" svg:y="0in" svg:width="3.79167in" svg:height="0.38542in" style:rel-width="scale" style:rel-height="scale"><draw:object xlink:href="Object 1/" xlink:type="simple" xlink:show="embed" xlink:actuate="onLoad"/></draw:frame></text:p>
      <text:p text:style-name="Standard"/>
      <text:h text:style-name="Heading2" text:outline-level="2">The test set error</text:h>
      <text:list text:style-name="LFO2" text:continue-numbering="true">
        <text:list-item>
          <text:p text:style-name="P8">For linear regression:<text:s/><draw:frame draw:style-name="a1" text:anchor-type="as-char" svg:x="0in" svg:y="0in" svg:width="3.33333in" svg:height="0.40625in" style:rel-width="scale" style:rel-height="scale"><draw:object xlink:href="Object 2/" xlink:type="simple" xlink:show="embed" xlink:actuate="onLoad"/></draw:frame></text:p>
        </text:list-item>
        <text:list-item>
          <text:p text:style-name="P9">For classification ~ Misclassification error (aka 0/1 misclassification error):</text:p>
        </text:list-item>
      </text:list>
      <text:p text:style-name="P10"><draw:frame draw:style-name="a2" text:anchor-type="as-char" svg:x="0in" svg:y="0in" svg:width="4.4375in" svg:height="0.57292in" style:rel-width="scale" style:rel-height="scale"><draw:object xlink:href="Object 3/" xlink:type="simple" xlink:show="embed" xlink:actuate="onLoad"/></draw:frame></text:p>
      <text:p text:style-name="Textbody">This gives us a binary 0 or 1 error result based on a misclassification. The average test error for the test set is:</text:p>
      <text:p text:style-name="P11"><draw:frame draw:style-name="a3" text:anchor-type="as-char" svg:x="0in" svg:y="0in" svg:width="3.5in" svg:height="0.40625in" style:rel-width="scale" style:rel-height="scale"><draw:object xlink:href="Object 4/" xlink:type="simple" xlink:show="embed" xlink:actuate="onLoad"/></draw:frame></text:p>
      <text:p text:style-name="Textbody">This gives us the proportion of the test data that was<text:s/>misclassified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style:font-name="Liberation Serif" fo:font-weight="bold" style:font-weight-asian="bold" style:font-weight-complex="bold" fo:font-size="24pt" style:font-size-asian="24pt" style:font-size-complex="24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style:font-name="Liberation Serif"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Nikolay Ninov</dc:creator>
    <meta:creation-date>2019-07-08T20:44:00Z</meta:creation-date>
    <dc:date>2019-09-06T11:13:00Z</dc:date>
    <meta:template xlink:href="Normal.dotm" xlink:type="simple"/>
    <meta:editing-cycles>3</meta:editing-cycles>
    <meta:editing-duration>PT480S</meta:editing-duration>
    <meta:document-statistic meta:page-count="1" meta:paragraph-count="2" meta:word-count="218" meta:character-count="1460" meta:row-count="10" meta:non-whitespace-character-count="1244"/>
  </office:meta>
</office:document-meta>
</file>

<file path=Object 1/content.xml><?xml version="1.0" encoding="utf-8"?>
<mml:math xmlns:mml="http://www.w3.org/1998/Math/MathML" xmlns:m="http://schemas.openxmlformats.org/officeDocument/2006/math">
  <mml:mtable>
    <mml:mtr>
      <mml:mtd>
        <mml:mrow>
          <mml:maligngroup/>
          <mml:mn>1</mml:mn>
          <mml:mo>.</mml:mo>
          <mml:mi>L</mml:mi>
          <mml:mi>e</mml:mi>
          <mml:mi>a</mml:mi>
          <mml:mi>r</mml:mi>
          <mml:mi>n</mml:mi>
          <mml:mi>Θ</mml:mi>
          <mml:mtext>a</mml:mtext>
          <mml:mtext>n</mml:mtext>
          <mml:mtext>d</mml:mtext>
          <mml:mi>m</mml:mi>
          <mml:mi>i</mml:mi>
          <mml:mi>n</mml:mi>
          <mml:mi>i</mml:mi>
          <mml:mi>m</mml:mi>
          <mml:mi>i</mml:mi>
          <mml:mi>z</mml:mi>
          <mml:mi>e</mml:mi>
          <mml:msub>
            <mml:mrow>
              <mml:mi>J</mml:mi>
            </mml:mrow>
            <mml:mrow>
              <mml:mi>t</mml:mi>
              <mml:mi>r</mml:mi>
              <mml:mi>a</mml:mi>
              <mml:mi>i</mml:mi>
              <mml:mi>n</mml:mi>
            </mml:mrow>
          </mml:msub>
          <mml:mo>(</mml:mo>
          <mml:mi>Θ</mml:mi>
          <mml:mo>)</mml:mo>
          <mml:mi>u</mml:mi>
          <mml:mi>s</mml:mi>
          <mml:mi>i</mml:mi>
          <mml:mi>n</mml:mi>
          <mml:mi>g</mml:mi>
          <mml:mi>t</mml:mi>
          <mml:mi>h</mml:mi>
          <mml:mi>e</mml:mi>
          <mml:mi>t</mml:mi>
          <mml:mi>r</mml:mi>
          <mml:mi>a</mml:mi>
          <mml:mi>i</mml:mi>
          <mml:mi>n</mml:mi>
          <mml:mi>i</mml:mi>
          <mml:mi>n</mml:mi>
          <mml:mi>g</mml:mi>
          <mml:mi>s</mml:mi>
          <mml:mi>e</mml:mi>
          <mml:mi>t</mml:mi>
        </mml:mrow>
      </mml:mtd>
    </mml:mtr>
    <mml:mtr>
      <mml:mtd>
        <mml:mrow>
          <mml:maligngroup/>
          <mml:mn>2</mml:mn>
          <mml:mo>.</mml:mo>
          <mml:mi>C</mml:mi>
          <mml:mi>o</mml:mi>
          <mml:mi>m</mml:mi>
          <mml:mi>p</mml:mi>
          <mml:mi>u</mml:mi>
          <mml:mi>t</mml:mi>
          <mml:mi>e</mml:mi>
          <mml:mi>t</mml:mi>
          <mml:mi>h</mml:mi>
          <mml:mi>e</mml:mi>
          <mml:mi>t</mml:mi>
          <mml:mi>e</mml:mi>
          <mml:mi>s</mml:mi>
          <mml:mi>t</mml:mi>
          <mml:mi>s</mml:mi>
          <mml:mi>e</mml:mi>
          <mml:mi>t</mml:mi>
          <mml:mi>e</mml:mi>
          <mml:mi>r</mml:mi>
          <mml:mi>r</mml:mi>
          <mml:mi>o</mml:mi>
          <mml:mi>r</mml:mi>
          <mml:msub>
            <mml:mrow>
              <mml:mi>J</mml:mi>
            </mml:mrow>
            <mml:mrow>
              <mml:mi>t</mml:mi>
              <mml:mi>e</mml:mi>
              <mml:mi>s</mml:mi>
              <mml:mi>t</mml:mi>
            </mml:mrow>
          </mml:msub>
          <mml:mo>(</mml:mo>
          <mml:mi>Θ</mml:mi>
          <mml:mo>)</mml:mo>
        </mml:mrow>
      </mml:mtd>
    </mml:mtr>
  </mml:mtable>
</mml:math>
</file>

<file path=Object 2/content.xml><?xml version="1.0" encoding="utf-8"?>
<mml:math xmlns:mml="http://www.w3.org/1998/Math/MathML" xmlns:m="http://schemas.openxmlformats.org/officeDocument/2006/math">
  <mml:msub>
    <mml:mrow>
      <mml:mi>J</mml:mi>
    </mml:mrow>
    <mml:mrow>
      <mml:mi>t</mml:mi>
      <mml:mi>e</mml:mi>
      <mml:mi>s</mml:mi>
      <mml:mi>t</mml:mi>
    </mml:mrow>
  </mml:msub>
  <mml:mo>(</mml:mo>
  <mml:mi mathvariant="normal">Θ</mml:mi>
  <mml:mo>)</mml:mo>
  <mml:mo>=</mml:mo>
  <mml:mfrac>
    <mml:mrow>
      <mml:mn>1</mml:mn>
    </mml:mrow>
    <mml:mrow>
      <mml:mn>2</mml:mn>
      <mml:msub>
        <mml:mrow>
          <mml:mi>m</mml:mi>
        </mml:mrow>
        <mml:mrow>
          <mml:mi>t</mml:mi>
          <mml:mi>e</mml:mi>
          <mml:mi>s</mml:mi>
          <mml:mi>t</mml:mi>
        </mml:mrow>
      </mml:msub>
    </mml:mrow>
  </mml:mfrac>
  <mml:mrow>
    <mml:msubsup>
      <mml:mo stretchy="false">∑</mml:mo>
      <mml:mrow>
        <mml:mi>i</mml:mi>
        <mml:mo>=</mml:mo>
        <mml:mn>1</mml:mn>
      </mml:mrow>
      <mml:mrow>
        <mml:msub>
          <mml:mrow>
            <mml:mi>m</mml:mi>
          </mml:mrow>
          <mml:mrow>
            <mml:mi>t</mml:mi>
            <mml:mi>e</mml:mi>
            <mml:mi>s</mml:mi>
            <mml:mi>t</mml:mi>
          </mml:mrow>
        </mml:msub>
      </mml:mrow>
    </mml:msubsup>
    <mml:mrow/>
  </mml:mrow>
  <mml:msup>
    <mml:mrow>
      <mml:mo>(</mml:mo>
      <mml:msub>
        <mml:mrow>
          <mml:mi>h</mml:mi>
        </mml:mrow>
        <mml:mrow>
          <mml:mi mathvariant="normal">Θ</mml:mi>
        </mml:mrow>
      </mml:msub>
      <mml:mo>(</mml:mo>
      <mml:msubsup>
        <mml:mrow>
          <mml:mi>x</mml:mi>
        </mml:mrow>
        <mml:mrow>
          <mml:mi>t</mml:mi>
          <mml:mi>e</mml:mi>
          <mml:mi>s</mml:mi>
          <mml:mi>t</mml:mi>
        </mml:mrow>
        <mml:mrow>
          <mml:mo>(</mml:mo>
          <mml:mi>i</mml:mi>
          <mml:mo>)</mml:mo>
        </mml:mrow>
      </mml:msubsup>
      <mml:mo>)</mml:mo>
      <mml:mo>-</mml:mo>
      <mml:msubsup>
        <mml:mrow>
          <mml:mi>y</mml:mi>
        </mml:mrow>
        <mml:mrow>
          <mml:mi>t</mml:mi>
          <mml:mi>e</mml:mi>
          <mml:mi>s</mml:mi>
          <mml:mi>t</mml:mi>
        </mml:mrow>
        <mml:mrow>
          <mml:mo>(</mml:mo>
          <mml:mi>i</mml:mi>
          <mml:mo>)</mml:mo>
        </mml:mrow>
      </mml:msubsup>
      <mml:mo>)</mml:mo>
    </mml:mrow>
    <mml:mrow>
      <mml:mn>2</mml:mn>
    </mml:mrow>
  </mml:msup>
</mml:math>
</file>

<file path=Object 3/content.xml><?xml version="1.0" encoding="utf-8"?>
<mml:math xmlns:mml="http://www.w3.org/1998/Math/MathML" xmlns:m="http://schemas.openxmlformats.org/officeDocument/2006/math">
  <mml:mtable>
    <mml:mtr>
      <mml:mtd>
        <mml:mrow>
          <mml:maligngroup/>
        </mml:mrow>
      </mml:mtd>
    </mml:mtr>
    <mml:mtr>
      <mml:mtd>
        <mml:mrow>
          <mml:maligngroup/>
          <mml:mi>e</mml:mi>
          <mml:mi>r</mml:mi>
          <mml:mi>r</mml:mi>
          <mml:mfenced separators="|">
            <mml:mrow>
              <mml:msub>
                <mml:mrow>
                  <mml:mi>h</mml:mi>
                </mml:mrow>
                <mml:mrow>
                  <mml:mi mathvariant="normal">Θ</mml:mi>
                </mml:mrow>
              </mml:msub>
              <mml:mfenced separators="|">
                <mml:mrow>
                  <mml:mi>x</mml:mi>
                </mml:mrow>
              </mml:mfenced>
              <mml:mo>,</mml:mo>
              <mml:mi>y</mml:mi>
            </mml:mrow>
          </mml:mfenced>
          <mml:mtext>=</mml:mtext>
        </mml:mrow>
      </mml:mtd>
    </mml:mtr>
    <mml:mtr>
      <mml:mtd>
        <mml:mrow>
          <mml:maligngroup/>
        </mml:mrow>
      </mml:mtd>
    </mml:mtr>
  </mml:mtable>
  <mml:mtable>
    <mml:mtr>
      <mml:mtd>
        <mml:mrow>
          <mml:maligngroup/>
          <mml:mn>1</mml:mn>
        </mml:mrow>
      </mml:mtd>
    </mml:mtr>
    <mml:mtr>
      <mml:mtd>
        <mml:mrow>
          <mml:maligngroup/>
          <mml:mn>0</mml:mn>
        </mml:mrow>
      </mml:mtd>
    </mml:mtr>
  </mml:mtable>
  <mml:mtable>
    <mml:mtr>
      <mml:mtd>
        <mml:mrow>
          <mml:maligngroup/>
          <mml:mi>i</mml:mi>
          <mml:mi>f</mml:mi>
          <mml:msub>
            <mml:mrow>
              <mml:mi>h</mml:mi>
            </mml:mrow>
            <mml:mrow>
              <mml:mi mathvariant="normal">Θ</mml:mi>
            </mml:mrow>
          </mml:msub>
          <mml:mo>(</mml:mo>
          <mml:mi>x</mml:mi>
          <mml:mo>)</mml:mo>
          <mml:mo>≥</mml:mo>
          <mml:mn>0.5</mml:mn>
          <mml:mtext>a</mml:mtext>
          <mml:mtext>n</mml:mtext>
          <mml:mtext>d</mml:mtext>
          <mml:mi>y</mml:mi>
          <mml:mo>=</mml:mo>
          <mml:mn>0</mml:mn>
          <mml:mtext>o</mml:mtext>
          <mml:mtext>r</mml:mtext>
          <mml:msub>
            <mml:mrow>
              <mml:mi>h</mml:mi>
            </mml:mrow>
            <mml:mrow>
              <mml:mi mathvariant="normal">Θ</mml:mi>
            </mml:mrow>
          </mml:msub>
          <mml:mo>(</mml:mo>
          <mml:mi>x</mml:mi>
          <mml:mo>)</mml:mo>
          <mml:mo>&lt;</mml:mo>
          <mml:mn>0.5</mml:mn>
          <mml:mtext>a</mml:mtext>
          <mml:mtext>n</mml:mtext>
          <mml:mtext>d</mml:mtext>
          <mml:mi>y</mml:mi>
          <mml:mo>=</mml:mo>
          <mml:mn>1</mml:mn>
        </mml:mrow>
      </mml:mtd>
    </mml:mtr>
    <mml:mtr>
      <mml:mtd>
        <mml:mrow>
          <mml:maligngroup/>
          <mml:mi>o</mml:mi>
          <mml:mi>t</mml:mi>
          <mml:mi>h</mml:mi>
          <mml:mi>e</mml:mi>
          <mml:mi>r</mml:mi>
          <mml:mi>w</mml:mi>
          <mml:mi>i</mml:mi>
          <mml:mi>s</mml:mi>
          <mml:mi>e</mml:mi>
        </mml:mrow>
      </mml:mtd>
    </mml:mtr>
  </mml:mtable>
</mml:math>
</file>

<file path=Object 4/content.xml><?xml version="1.0" encoding="utf-8"?>
<mml:math xmlns:mml="http://www.w3.org/1998/Math/MathML" xmlns:m="http://schemas.openxmlformats.org/officeDocument/2006/math">
  <mml:mi>T</mml:mi>
  <mml:mi>e</mml:mi>
  <mml:mi>s</mml:mi>
  <mml:mi>t</mml:mi>
  <mml:mi>E</mml:mi>
  <mml:mi>r</mml:mi>
  <mml:mi>r</mml:mi>
  <mml:mi>o</mml:mi>
  <mml:mi>r</mml:mi>
  <mml:mo>=</mml:mo>
  <mml:mfrac>
    <mml:mrow>
      <mml:mn>1</mml:mn>
    </mml:mrow>
    <mml:mrow>
      <mml:msub>
        <mml:mrow>
          <mml:mi>m</mml:mi>
        </mml:mrow>
        <mml:mrow>
          <mml:mi>t</mml:mi>
          <mml:mi>e</mml:mi>
          <mml:mi>s</mml:mi>
          <mml:mi>t</mml:mi>
        </mml:mrow>
      </mml:msub>
    </mml:mrow>
  </mml:mfrac>
  <mml:mrow>
    <mml:msubsup>
      <mml:mo stretchy="false">∑</mml:mo>
      <mml:mrow>
        <mml:mi>i</mml:mi>
        <mml:mo>=</mml:mo>
        <mml:mn>1</mml:mn>
      </mml:mrow>
      <mml:mrow>
        <mml:msub>
          <mml:mrow>
            <mml:mi>m</mml:mi>
          </mml:mrow>
          <mml:mrow>
            <mml:mi>t</mml:mi>
            <mml:mi>e</mml:mi>
            <mml:mi>s</mml:mi>
            <mml:mi>t</mml:mi>
          </mml:mrow>
        </mml:msub>
      </mml:mrow>
    </mml:msubsup>
    <mml:mrow/>
  </mml:mrow>
  <mml:mi>e</mml:mi>
  <mml:mi>r</mml:mi>
  <mml:mi>r</mml:mi>
  <mml:mo>(</mml:mo>
  <mml:msub>
    <mml:mrow>
      <mml:mi>h</mml:mi>
    </mml:mrow>
    <mml:mrow>
      <mml:mi mathvariant="normal">Θ</mml:mi>
    </mml:mrow>
  </mml:msub>
  <mml:mo>(</mml:mo>
  <mml:msubsup>
    <mml:mrow>
      <mml:mi>x</mml:mi>
    </mml:mrow>
    <mml:mrow>
      <mml:mi>t</mml:mi>
      <mml:mi>e</mml:mi>
      <mml:mi>s</mml:mi>
      <mml:mi>t</mml:mi>
    </mml:mrow>
    <mml:mrow>
      <mml:mo>(</mml:mo>
      <mml:mi>i</mml:mi>
      <mml:mo>)</mml:mo>
    </mml:mrow>
  </mml:msubsup>
  <mml:mo>)</mml:mo>
  <mml:mo>,</mml:mo>
  <mml:msubsup>
    <mml:mrow>
      <mml:mi>y</mml:mi>
    </mml:mrow>
    <mml:mrow>
      <mml:mi>t</mml:mi>
      <mml:mi>e</mml:mi>
      <mml:mi>s</mml:mi>
      <mml:mi>t</mml:mi>
    </mml:mrow>
    <mml:mrow>
      <mml:mo>(</mml:mo>
      <mml:mi>i</mml:mi>
      <mml:mo>)</mml:mo>
    </mml:mrow>
  </mml:msubsup>
  <mml:mo>)</mml:mo>
</mml:math>
</file>